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0.582cm"/>
    </style:style>
    <style:style style:name="co6" style:family="table-column">
      <style:table-column-properties fo:break-before="auto" style:column-width="1.8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6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1002" table:default-cell-style-name="ce1"/>
        <table:table-row table:style-name="ro1">
          <table:table-cell/>
          <table:table-cell table:style-name="ce3" office:value-type="string" table:number-columns-spanned="6" table:number-rows-spanned="1">
            <text:p>Estado Atual</text:p>
          </table:table-cell>
          <table:covered-table-cell table:number-columns-repeated="5"/>
          <table:table-cell table:style-name="ce5"/>
          <table:table-cell table:style-name="ce3" office:value-type="string" table:number-columns-spanned="6" table:number-rows-spanned="1">
            <text:p>Estado Próximo</text:p>
          </table:table-cell>
          <table:covered-table-cell table:number-columns-repeated="5"/>
          <table:table-cell table:style-name="Default"/>
          <table:table-cell table:style-name="ce5"/>
          <table:table-cell table:style-name="ce3" office:value-type="string" table:number-columns-spanned="6" table:number-rows-spanned="1">
            <text:p>Equações das Entradas T</text:p>
          </table:table-cell>
          <table:covered-table-cell table:number-columns-repeated="5"/>
          <table:table-cell table:number-columns-repeated="1002"/>
        </table:table-row>
        <table:table-row table:style-name="ro1">
          <table:table-cell/>
          <table:table-cell table:style-name="ce4" office:value-type="string">
            <text:p>S5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0</text:p>
          </table:table-cell>
          <table:table-cell table:style-name="ce5"/>
          <table:table-cell table:style-name="ce4" office:value-type="string">
            <text:p>S5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0</text:p>
          </table:table-cell>
          <table:table-cell office:value-type="string">
            <text:p>Número</text:p>
          </table:table-cell>
          <table:table-cell table:style-name="ce5"/>
          <table:table-cell table:style-name="ce4" office:value-type="string">
            <text:p>T5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T0</text:p>
          </table:table-cell>
          <table:table-cell table:number-columns-repeated="100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1*[.N3];2*[.M3];4*[.L3];8*[.K3];16*[.J3];32*[.I3])" office:value-type="float" office:value="2">
            <text:p>2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];2*[.M4];4*[.L4];8*[.K4];16*[.J4];32*[.I4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1*[.N5];2*[.M5];4*[.L5];8*[.K5];16*[.J5];32*[.I5])" office:value-type="float" office:value="3">
            <text:p>3</text:p>
          </table:table-cell>
          <table:table-cell table:style-name="ce5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6];2*[.M6];4*[.L6];8*[.K6];16*[.J6];32*[.I6])" office:value-type="float" office:value="5">
            <text:p>5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7];2*[.M7];4*[.L7];8*[.K7];16*[.J7];32*[.I7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SUM(1*[.N8];2*[.M8];4*[.L8];8*[.K8];16*[.J8];32*[.I8])" office:value-type="float" office:value="7">
            <text:p>7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9];2*[.M9];4*[.L9];8*[.K9];16*[.J9];32*[.I9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1*[.N10];2*[.M10];4*[.L10];8*[.K10];16*[.J10];32*[.I10])" office:value-type="float" office:value="11">
            <text:p>1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11];2*[.M11];4*[.L11];8*[.K11];16*[.J11];32*[.I11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12];2*[.M12];4*[.L12];8*[.K12];16*[.J12];32*[.I12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13];2*[.M13];4*[.L13];8*[.K13];16*[.J13];32*[.I13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14];2*[.M14];4*[.L14];8*[.K14];16*[.J14];32*[.I14])" office:value-type="float" office:value="13">
            <text:p>13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15];2*[.M15];4*[.L15];8*[.K15];16*[.J15];32*[.I15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16];2*[.M16];4*[.L16];8*[.K16];16*[.J16];32*[.I16])" office:value-type="float" office:value="17">
            <text:p>17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17];2*[.M17];4*[.L17];8*[.K17];16*[.J17];32*[.I17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18];2*[.M18];4*[.L18];8*[.K18];16*[.J18];32*[.I18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19];2*[.M19];4*[.L19];8*[.K19];16*[.J19];32*[.I19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1*[.N20];2*[.M20];4*[.L20];8*[.K20];16*[.J20];32*[.I20])" office:value-type="float" office:value="19">
            <text:p>19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21];2*[.M21];4*[.L21];8*[.K21];16*[.J21];32*[.I21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SUM(1*[.N22];2*[.M22];4*[.L22];8*[.K22];16*[.J22];32*[.I22])" office:value-type="float" office:value="23">
            <text:p>23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23];2*[.M23];4*[.L23];8*[.K23];16*[.J23];32*[.I23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24];2*[.M24];4*[.L24];8*[.K24];16*[.J24];32*[.I24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25];2*[.M25];4*[.L25];8*[.K25];16*[.J25];32*[.I25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26];2*[.M26];4*[.L26];8*[.K26];16*[.J26];32*[.I26])" office:value-type="float" office:value="29">
            <text:p>29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27];2*[.M27];4*[.L27];8*[.K27];16*[.J27];32*[.I27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28];2*[.M28];4*[.L28];8*[.K28];16*[.J28];32*[.I28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29];2*[.M29];4*[.L29];8*[.K29];16*[.J29];32*[.I29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0];2*[.M30];4*[.L30];8*[.K30];16*[.J30];32*[.I30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1];2*[.M31];4*[.L31];8*[.K31];16*[.J31];32*[.I31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SUM(1*[.N32];2*[.M32];4*[.L32];8*[.K32];16*[.J32];32*[.I32])" office:value-type="float" office:value="31">
            <text:p>31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3];2*[.M33];4*[.L33];8*[.K33];16*[.J33];32*[.I33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34];2*[.M34];4*[.L34];8*[.K34];16*[.J34];32*[.I34])" office:value-type="float" office:value="37">
            <text:p>37</text:p>
          </table:table-cell>
          <table:table-cell table:style-name="ce5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5];2*[.M35];4*[.L35];8*[.K35];16*[.J35];32*[.I35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6];2*[.M36];4*[.L36];8*[.K36];16*[.J36];32*[.I36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7];2*[.M37];4*[.L37];8*[.K37];16*[.J37];32*[.I37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8];2*[.M38];4*[.L38];8*[.K38];16*[.J38];32*[.I38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39];2*[.M39];4*[.L39];8*[.K39];16*[.J39];32*[.I39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40];2*[.M40];4*[.L40];8*[.K40];16*[.J40];32*[.I40])" office:value-type="float" office:value="41">
            <text:p>4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1];2*[.M41];4*[.L41];8*[.K41];16*[.J41];32*[.I41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2];2*[.M42];4*[.L42];8*[.K42];16*[.J42];32*[.I42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3];2*[.M43];4*[.L43];8*[.K43];16*[.J43];32*[.I43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1*[.N44];2*[.M44];4*[.L44];8*[.K44];16*[.J44];32*[.I44])" office:value-type="float" office:value="43">
            <text:p>43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5];2*[.M45];4*[.L45];8*[.K45];16*[.J45];32*[.I45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SUM(1*[.N46];2*[.M46];4*[.L46];8*[.K46];16*[.J46];32*[.I46])" office:value-type="float" office:value="47">
            <text:p>47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7];2*[.M47];4*[.L47];8*[.K47];16*[.J47];32*[.I47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8];2*[.M48];4*[.L48];8*[.K48];16*[.J48];32*[.I48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49];2*[.M49];4*[.L49];8*[.K49];16*[.J49];32*[.I49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5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50];2*[.M50];4*[.L50];8*[.K50];16*[.J50];32*[.I50])" office:value-type="float" office:value="53">
            <text:p>53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1];2*[.M51];4*[.L51];8*[.K51];16*[.J51];32*[.I51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2];2*[.M52];4*[.L52];8*[.K52];16*[.J52];32*[.I52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3];2*[.M53];4*[.L53];8*[.K53];16*[.J53];32*[.I53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4];2*[.M54];4*[.L54];8*[.K54];16*[.J54];32*[.I54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5];2*[.M55];4*[.L55];8*[.K55];16*[.J55];32*[.I55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1*[.N56];2*[.M56];4*[.L56];8*[.K56];16*[.J56];32*[.I56])" office:value-type="float" office:value="59">
            <text:p>59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7];2*[.M57];4*[.L57];8*[.K57];16*[.J57];32*[.I57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8];2*[.M58];4*[.L58];8*[.K58];16*[.J58];32*[.I58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6">
            <text:p>5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59];2*[.M59];4*[.L59];8*[.K59];16*[.J59];32*[.I59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7">
            <text:p>5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60];2*[.M60];4*[.L60];8*[.K60];16*[.J60];32*[.I60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8">
            <text:p>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61];2*[.M61];4*[.L61];8*[.K61];16*[.J61];32*[.I61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1*[.N62];2*[.M62];4*[.L62];8*[.K62];16*[.J62];32*[.I62])" office:value-type="float" office:value="61">
            <text:p>6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0">
            <text:p>6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63];2*[.M63];4*[.L63];8*[.K63];16*[.J63];32*[.I63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61">
            <text:p>6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1*[.N64];2*[.M64];4*[.L64];8*[.K64];16*[.J64];32*[.I64])" office:value-type="float" office:value="2">
            <text:p>2</text:p>
          </table:table-cell>
          <table:table-cell table:style-name="ce5"/>
          <table:table-cell table:number-columns-repeated="6"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62">
            <text:p>6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65];2*[.M65];4*[.L65];8*[.K65];16*[.J65];32*[.I65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63">
            <text:p>63</text:p>
          </table:table-cell>
          <table:table-cell table:number-columns-repeated="6" office:value-type="float" office:value="1">
            <text:p>1</text:p>
          </table:table-cell>
          <table:table-cell table:style-name="ce5"/>
          <table:table-cell table:number-columns-repeated="6" office:value-type="string">
            <text:p>X</text:p>
          </table:table-cell>
          <table:table-cell table:formula="of:=SUM(1*[.N66];2*[.M66];4*[.L66];8*[.K66];16*[.J66];32*[.I66])" office:value-type="float" office:value="0">
            <text:p>#VALOR!</text:p>
          </table:table-cell>
          <table:table-cell table:style-name="ce5"/>
          <table:table-cell table:number-columns-repeated="6" office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S5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0</text:p>
          </table:table-cell>
          <table:table-cell table:style-name="ce5"/>
          <table:table-cell table:style-name="ce4" office:value-type="string">
            <text:p>T5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T0</text:p>
          </table:table-cell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61">
            <text:p>6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61">
            <text:p>6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#VALOR!" office:value-type="float" office:value="0">
            <text:p>#VALOR!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4" office:value-type="string">
            <text:p>S5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0</text:p>
          </table:table-cell>
          <table:table-cell table:style-name="ce5"/>
          <table:table-cell table:style-name="ce4" office:value-type="string">
            <text:p>T5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T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style-name="ce5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5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61">
            <text:p>6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6" office:value-type="float" office:value="1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22:52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7T20:08:22.82</meta:creation-date>
    <dc:date>2010-11-11T22:52:08.35</dc:date>
    <meta:editing-duration>PT03H57M38S</meta:editing-duration>
    <meta:editing-cycles>27</meta:editing-cycles>
    <meta:generator>BrOffice.org/3.2$Win32 OpenOffice.org_project/320m12$Build-9483</meta:generator>
    <meta:document-statistic meta:table-count="3" meta:cell-count="1840" meta:object-count="0"/>
  </office:meta>
</office:document-meta>
</file>